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left="0cm" fo:padding-right="0cm" fo:padding-top="0cm" fo:padding-bottom="0.035cm" fo:border-left="none" fo:border-right="none" fo:border-top="none" fo:border-bottom="0.018cm solid #000000"/>
    </style:style>
    <style:style style:name="P2" style:family="paragraph" style:parent-style-name="Standard">
      <style:paragraph-properties fo:padding-left="0cm" fo:padding-right="0cm" fo:padding-top="0cm" fo:padding-bottom="0.035cm" fo:border-left="none" fo:border-right="none" fo:border-top="none" fo:border-bottom="0.018cm solid #000000"/>
      <style:text-properties fo:font-size="10pt" style:font-size-asian="10pt" style:font-size-complex="10pt"/>
    </style:style>
    <style:style style:name="P3" style:family="paragraph" style:parent-style-name="Standard">
      <style:text-properties fo:font-size="10pt" style:text-underline-style="solid" style:text-underline-width="auto" style:text-underline-color="font-color" fo:font-weight="bold" style:font-size-asian="10pt" style:font-weight-asian="bold" style:font-size-complex="10pt"/>
    </style:style>
    <style:style style:name="P4"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style:tab-stops>
          <style:tab-stop style:position="3.122cm"/>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 style:family="paragraph" style:parent-style-name="Standard">
      <style:text-properties fo:font-size="10pt" style:text-underline-style="solid" style:text-underline-width="auto" style:text-underline-color="font-color" style:font-size-asian="10pt" style:font-size-complex="10pt"/>
    </style:style>
    <style:style style:name="P7" style:family="paragraph" style:parent-style-name="Standard">
      <style:text-properties fo:font-size="10pt" style:font-size-asian="10pt" style:font-size-complex="10pt"/>
    </style:style>
    <style:style style:name="P8" style:family="paragraph" style:parent-style-name="Standard">
      <style:paragraph-properties>
        <style:tab-stops>
          <style:tab-stop style:position="3.122cm"/>
        </style:tab-stops>
      </style:paragraph-properties>
      <style:text-properties fo:font-size="10pt" style:font-size-asian="10pt" style:font-size-complex="10pt"/>
    </style:style>
    <style:style style:name="P9" style:family="paragraph" style:parent-style-name="Standard">
      <style:paragraph-properties>
        <style:tab-stops>
          <style:tab-stop style:position="5.98cm"/>
        </style:tab-stops>
      </style:paragraph-properties>
      <style:text-properties fo:font-size="10pt" style:font-size-asian="10pt" style:font-size-complex="10pt"/>
    </style:style>
    <style:style style:name="P10" style:family="paragraph" style:parent-style-name="Standard">
      <style:text-properties fo:font-size="10pt" style:font-size-asian="10pt" style:font-size-complex="10pt" style:font-weight-complex="bold"/>
    </style:style>
    <style:style style:name="P11" style:family="paragraph" style:parent-style-name="Standard">
      <style:paragraph-properties>
        <style:tab-stops>
          <style:tab-stop style:position="4.71cm"/>
        </style:tab-stops>
      </style:paragraph-properties>
      <style:text-properties fo:font-size="10pt" style:font-size-asian="10pt" style:font-size-complex="10pt"/>
    </style:style>
    <style:style style:name="P12" style:family="paragraph" style:parent-style-name="Standard">
      <style:paragraph-properties>
        <style:tab-stops>
          <style:tab-stop style:position="9.71cm"/>
        </style:tab-stops>
      </style:paragraph-properties>
      <style:text-properties fo:font-size="10pt" style:font-size-asian="10pt" style:font-size-complex="10pt"/>
    </style:style>
    <style:style style:name="P13" style:family="paragraph" style:parent-style-name="Standard">
      <style:text-properties fo:font-size="10pt" style:text-underline-style="none" fo:font-weight="normal" style:font-size-asian="10pt" style:font-weight-asian="normal" style:font-size-complex="10pt" style:font-weight-complex="normal"/>
    </style:style>
    <style:style style:name="P14" style:family="paragraph" style:parent-style-name="Standard">
      <style:text-properties fo:font-size="10pt" style:text-underline-style="none" style:font-size-asian="10pt" style:font-size-complex="10pt"/>
    </style:style>
    <style:style style:name="P15" style:family="paragraph" style:parent-style-name="Standard">
      <style:text-properties fo:font-size="10pt" style:text-underline-style="none" fo:font-weight="bold" style:font-size-asian="10pt" style:font-weight-asian="bold" style:font-size-complex="10pt" style:font-weight-complex="bold"/>
    </style:style>
    <style:style style:name="P16" style:family="paragraph" style:parent-style-name="Standard">
      <style:text-properties fo:font-size="10pt" fo:font-weight="bold" style:font-size-asian="10pt" style:font-weight-asian="bold" style:font-size-complex="10pt"/>
    </style:style>
    <style:style style:name="P17" style:family="paragraph" style:parent-style-name="Standard">
      <style:text-properties fo:font-size="10pt" fo:font-weight="bold" style:font-size-asian="10pt" style:font-weight-asian="bold" style:font-size-complex="10pt" style:font-weight-complex="bold"/>
    </style:style>
    <style:style style:name="P18" style:family="paragraph" style:parent-style-name="Corps_20_de_20_texte_20_2">
      <style:text-properties fo:font-size="10pt" style:font-size-asian="10pt" style:font-size-complex="10pt"/>
    </style:style>
    <style:style style:name="P19" style:family="paragraph" style:parent-style-name="Corps_20_de_20_texte_20_2">
      <style:text-properties fo:font-size="10pt" style:text-underline-style="solid" style:text-underline-width="auto" style:text-underline-color="font-color" fo:font-weight="bold" style:font-size-asian="10pt" style:font-weight-asian="bold" style:font-size-complex="10pt" style:font-weight-complex="bold"/>
    </style:style>
    <style:style style:name="P20" style:family="paragraph" style:parent-style-name="Corps_20_de_20_texte_20_2">
      <style:text-properties fo:font-size="10pt" style:text-underline-style="none" fo:font-weight="normal" style:font-size-asian="10pt" style:font-weight-asian="normal" style:font-size-complex="10pt"/>
    </style:style>
    <style:style style:name="P21" style:family="paragraph" style:parent-style-name="Corps_20_de_20_texte_20_2">
      <style:text-properties fo:font-size="10pt" style:text-underline-style="none" fo:font-weight="normal" style:font-size-asian="10pt" style:font-weight-asian="normal" style:font-size-complex="10pt" style:font-weight-complex="normal"/>
    </style:style>
    <style:style style:name="P22" style:family="paragraph" style:parent-style-name="Standard" style:master-page-name="Standard">
      <style:paragraph-properties style:page-number="auto" fo:padding-left="0cm" fo:padding-right="0cm" fo:padding-top="0cm" fo:padding-bottom="0.035cm" fo:border-left="none" fo:border-right="none" fo:border-top="none" fo:border-bottom="0.018cm solid #000000"/>
    </style:style>
    <style:style style:name="P23" style:family="paragraph" style:parent-style-name="Standard">
      <style:text-properties fo:font-size="10pt" style:font-size-asian="10pt" style:font-size-complex="10pt"/>
    </style:style>
    <style:style style:name="P24" style:family="paragraph" style:parent-style-name="Standard" style:list-style-name="WW8Num3">
      <style:text-properties fo:font-size="10pt" style:font-size-asian="10pt" style:font-size-complex="10pt"/>
    </style:style>
    <style:style style:name="P25" style:family="paragraph" style:parent-style-name="Standard">
      <style:text-properties fo:font-size="10pt" style:text-underline-style="solid" style:text-underline-width="auto" style:text-underline-color="font-color" fo:font-weight="bold" style:font-size-asian="10pt" style:font-weight-asian="bold" style:font-size-complex="10pt"/>
    </style:style>
    <style:style style:name="P26" style:family="paragraph" style:parent-style-name="Corps_20_de_20_texte_20_2">
      <style:text-properties fo:font-size="10pt" style:text-underline-style="solid" style:text-underline-width="auto" style:text-underline-color="font-color" fo:font-weight="bold" style:font-size-asian="10pt" style:font-weight-asian="bold" style:font-size-complex="10pt" style:font-weight-complex="bold"/>
    </style:style>
    <style:style style:name="P27" style:family="paragraph" style:parent-style-name="Corps_20_de_20_texte_20_2">
      <style:text-properties fo:font-size="10pt" style:text-underline-style="none" fo:font-weight="normal" style:font-size-asian="10pt" style:font-weight-asian="normal" style:font-size-complex="10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style:text-underline-mode="skip-white-space" style:text-overline-mode="skip-white-space" style:text-line-through-mode="skip-white-space" style:font-weight-asian="bold"/>
    </style:style>
    <style:style style:name="T8" style:family="text">
      <style:text-properties style:text-underline-style="solid" style:text-underline-width="auto" style:text-underline-color="font-color" style:font-weight-complex="bold"/>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style:text-underline-style="none"/>
    </style:style>
    <style:style style:name="T12" style:family="text">
      <style:text-properties style:text-underline-style="none" fo:font-weight="normal" style:font-weight-asian="normal"/>
    </style:style>
    <style:style style:name="T13" style:family="text">
      <style:text-properties style:text-underline-style="none"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 text:c="44"/></text:p>
      <text:p text:style-name="P1"/>
      <text:p text:style-name="P2"><text:s text:c="36"/><text:span text:style-name="T2">BILAN DES SORTIES CYCLO 2023</text:span></text:p>
      <text:p text:style-name="P3">DECEMBRE 2022</text:p>
      <text:p text:style-name="P3"/>
      <text:p text:style-name="P7"><text:span text:style-name="T5">Vendredi 2 décembre 2022 : </text:span><text:s/>réunion annuelle des cyclos, salle du Kreizker, à partir de 9h30, après 2 ans d’absence pour cause de Covid. Présence de la Présidente du Kreizker Germaine Jaouen, du Vice Président Gérard Mellin, de la cyclote- trésorière, Nadine Buzulier <text:s/>et de 23 cyclos sur 27 inscrits.</text:p>
      <text:p text:style-name="P7">Robert remercie tout son monde et rappelle que ce jour 2 décembre est une grande date historique avec 4 évènements majeurs :</text:p>
      <text:list xml:id="list9206155873154074233" text:style-name="WW8Num3">
        <text:list-item>
          <text:p text:style-name="P24">2 décembre 1804 : Napoléon Bonaparte est sacré empereur sous le nom de Napoléon 1 er à Notre Dame à Paris</text:p>
        </text:list-item>
        <text:list-item>
          <text:p text:style-name="P24">2 décembre 1805 : C’est la belle victoire d’Austerlitz</text:p>
        </text:list-item>
        <text:list-item>
          <text:p text:style-name="P24">2 décembre 1851 : Louis Napoléon Bonaparte fait un coup d’état</text:p>
        </text:list-item>
        <text:list-item>
          <text:p text:style-name="P24">2 décembre 1852 : Louis Napoléon Bonaparte crée le Second Empire et prend le titre de Napoléon III</text:p>
        </text:list-item>
      </text:list>
      <text:p text:style-name="P7">Nadine nous confirme que notre cotisation de 18 € n’est pas une assurance et qu’elle nous conseille d’avoir une bonne assurance à la FFCT par exemple.</text:p>
      <text:p text:style-name="P7">Robert élabore le calendrier 2023 et demande des volontaires pour assurer les sorties <text:s/>d’un jour à l’extérieur. Il commente celles qui ont eu lieu en 2022.</text:p>
      <text:p text:style-name="P7">La séance se termine à 12 h30. Christiane et Roger offrent le champagne et les petits fours pour marquer les 80 ans de Roger et la naissance de Lucas leur premier arrière-petit-fils.</text:p>
      <text:p text:style-name="P7">Merci à Christiane et Roger. Meilleurs vœux au petit Lucas !</text:p>
      <text:p text:style-name="P7">Tous les participants ainsi que quelques conjoints et anciens cyclos se retrouvent au restaurant Le Doyen à Ploumilliau pour un repas amélioré à 20 €. Sont invités : la Présidente et la trésorière. Merci aux G O Jean et Gepetto !</text:p>
      <text:p text:style-name="P7">Au menu : Soupe au pain, coquille garnie, frites/rosbeef, fromages et desserts variés. Boissons à volonté. Café.</text:p>
      <text:p text:style-name="P7">Le repas se termine à 15 h. Nous sommes repus. Bravo à tous pour cette journée amicale !</text:p>
      <text:p text:style-name="P7"><text:span text:style-name="T5">Lundi 5/12 :</text:span> SN ( <text:s/>45 km ). 10 part. dont Mylène, Monique, Nadine ( bravo à elles ) pour affronter un vent froid de NE. Température de 5 °C avec un ressenti de 2 °C. Nous avons rejoint Caouënnec par le moulin de Rospez, route qui grimpe bien et à ne pas emprunter tous les lundis. Retour pour 16h30. Monique se plaint d’avoir froid aux mains.</text:p>
      <text:p text:style-name="P7"><text:span text:style-name="T5">Lundi 12/12 :</text:span> <text:s/>Météo en vigilance jaune pour cause de grand froid et de verglas. Température de 2 ° C. Robert annule la sortie et la reporte au jeudi ou au vendredi si possible</text:p>
      <text:p text:style-name="P7"><text:span text:style-name="T5">Vendredi 16/12 :</text:span> Temps froid et sec mais ensoleillé et sans vent. 6 °C, C'est le meilleur jour de la semaine et Robert a décidé de sortir, 3 part seulement ( Mylène, Julien et Robert ),</text:p>
      <text:p text:style-name="P7">Nadine est venue nous saluer aux Ursulines, Elle va travailler au bureau du Kreizker.</text:p>
      <text:p text:style-name="P7">Sortie improvisée de 39,500 km, avec un minimum de petites côtes, par Rospez, Trézény, Kermaria, Trélévern, Trévou, Coatréven, Rospez.</text:p>
      <text:p text:style-name="P7">Julien laisse Robert arriver en tête à Boutil, juste pour lui faire plaisir.</text:p>
      <text:p text:style-name="P3">19/12 : <text:span text:style-name="T13">Météo en vigilance jaune pour pluie et vents forts. Robert reporte la sortie au jeudi 22.</text:span></text:p>
      <text:p text:style-name="P13">Mais météo encore en vigilance jaune pour de nouveau, ce jeudi, pluie et surtout vents forts.</text:p>
      <text:p text:style-name="P13">Robert décide d'observer la trêve des confiseurs à cause de ce mauvais temps récurrent. Plus de vèlo en 2022. On se retrouvera le jeudi 5 janvier 2023, le 2 janvier étant encore un jour de fête pour certains.</text:p>
      <text:p text:style-name="P16">Plus de 60 000 français sont encore touchés quotidiennement par le <text:s/>Covid 19 ! On conseille le port du masque dans les transports et dans les lieux publics ainsi que la désinfection des mains. Le virus ne nous lâche pas ! On va sans doute vivre désormais avec lui.</text:p>
      <text:p text:style-name="P16">A cela s'ajoutent une épidémie de grippe saisonnière et de bronchiolite chez les nourrissons. Les urgences sont débordées et le personnel fatigué.</text:p>
      <text:p text:style-name="P16"/>
      <text:p text:style-name="P16"><text:s text:c="70"/></text:p>
      <text:p text:style-name="P3">JANVIER 2023</text:p>
      <text:p text:style-name="P16"><text:s/>Lundi 2<text:span text:style-name="T8">/01 : </text:span></text:p>
      <text:p text:style-name="P7"><text:s/>R<text:span text:style-name="T1">obert souhaite la bonne année à toutes et à tous, par mail, et espère être encore avec ses cyclos en 2024 et réciproquement. </text:span></text:p>
      <text:p text:style-name="P7">Sortie reportée au jeudi pour cause de lendemain de fêtes et de vacances,</text:p>
      <text:p text:style-name="P7">Comme il fait beau temps, Mylène ira faire une petite balade à vélo en solitaire ; Gepetto et Michel feront également une sortie,</text:p>
      <text:p text:style-name="P4">Jeudi 5/01 :<text:span text:style-name="T13"> C'est la reprise. Robert a prévu pour un petit circuit de 42 km, sans grandes difficultés.</text:span></text:p>
      <text:p text:style-name="P13">Alain remonte sur son vélo après 2 mois d'absence, Il finira fatigué. Robert félicitera le fidèle des fidèles à l'arrivée, pour son courage. Bonne santé Alain !!</text:p>
      <text:p text:style-name="P13">Echanges de vœux sur le parking. Nadine, notre trésorière, ne roulera pas : elle va travailler au Kreizker. Jean-Marie est venu nous saluer avant d'aller jouer au bridge.</text:p>
      <text:p text:style-name="P13">Sur le parking de Coppens, Patrice nous apprend qu'il a eu 69 ans la veille, le 4 janvier. Michel A nous apprend aussi qu'il a eu 69 ans le 30 décembre ( il a eu de belles chaussures blanches avec le Père Noël ) et Michel L nous annonce qu'il aura 84 ans le 11 janvier ! Bon anniversaire les gars !!</text:p>
      <text:p text:style-name="P13">Monique T et Roland nous quittent à Rospez. Patrice remporte le sprint de Boutil devant Philippe. </text:p>
      <text:p text:style-name="P18">09/01<text:span text:style-name="T12"> : <text:s text:c="2"/>Vigilance jaune pour vents forts et pluie, Semaine agitée. Sortie reportée si le temps le permet.</text:span></text:p>
      <text:p text:style-name="P19"><text:soft-page-break/></text:p>
      <text:p text:style-name="P19"/>
      <text:p text:style-name="P19">Jeudi 12/01 :<text:span text:style-name="T13"> le temps est comme le lundi 9 : pas question de rouler avec cette vigilance jaune.</text:span></text:p>
      <text:p text:style-name="P19">Vendredi 13/01 :<text:span text:style-name="T13"> Météo en vigilance jaune une nouvelle fois. Soleil mais vents forts. Robert annule la sortie. Pas de vélo cette semaine donc. C'est exceptionnel.</text:span></text:p>
      <text:p text:style-name="P21">Jean fera une sortie de 20 km et rencontrera Julien parti seul également. «  Toi aussi, tu as désobéi ? » lui dira-t-il</text:p>
      <text:p text:style-name="P18">Lundi 16/01 :<text:span text:style-name="T12"> Météo encore en vigilance jaune pour vents forts et froid. Sortie reportée au jeudi 19/01</text:span></text:p>
      <text:p text:style-name="P18">Jeudi 19/01 :<text:span text:style-name="T12"> Météo en vigilance jaune pour pluie et neige mêlées et froid, Robert annule la sortie du jeudi et du vendredi pour verglas possible. Encore une semaine sans vélo ! La deuxième ! Une première</text:span></text:p>
      <text:p text:style-name="P20">Mea maxima culpa : il fera très beau, mais froid ( 5 °C ). Robert espère que certains cyclos sont sortis</text:p>
      <text:p text:style-name="P18">Lundi 23/01 :<text:span text:style-name="T12"> SN de 48 km ( 14 part. Surprise ! ) malgré un temps froid (6 °C ) mais ensoleillé.</text:span></text:p>
      <text:p text:style-name="P20">Le journal nous apprendra qu'un groupe de jeunes cyclistes de Guingamp a été renversé à Plouagat par un automobiliste alcoolique, sans permis et sans assurance évidemment ! Ce 'est pas le premier et ce ne sera pas le dernier ! Honte à tous ces chauffards qui méritent d'être punis sévèrement,</text:p>
      <text:p text:style-name="P20">Jean qui peine préfère nous quitter à Rospez. Monique et Jean-Marie, Nicole et Pierre qui ont froid préfèrent rentrer à Camlez. Roland, pas très en forme, les accompagnera.</text:p>
      <text:p text:style-name="P20">Retour à 17 h. Il fait 3 °C mais nous sommes ravis d'être sortis. Bravo à Alain qui a fait tout le parcours.</text:p>
      <text:p text:style-name="P20">Jean-François remporte le sprint de Boutil devant Philippe et Nadine.</text:p>
      <text:p text:style-name="P19">Lundi 30/01 : <text:span text:style-name="T13">SN de 51 km ( 17 part,) Temps couvert, 10 °C,</text:span></text:p>
      <text:p text:style-name="P21">Jean fait quelques centaines de m avec nous et part rouler seul, Il attend une roue électrique car il est à la peine !</text:p>
      <text:p text:style-name="P21">Alain nous informe que son fils a eu un accident grave en allant au travail à vélo à Albi, Un automobiliste – encore un C,,,,dira Robert – a grillé un stop devant lui, Bilan : plusieurs fractures à la mâchoire, aux pommettes, Heureusement, il avait un bon casque ! Il a été hospitalisé pendant plusieurs jours</text:p>
      <text:p text:style-name="P21">D'ailleurs, plusieurs automobilistes nous ont doublés trop près, sur le parcours, ou dans un virage sans visibilité ! C'est devenu une habitude ! </text:p>
      <text:p text:style-name="P21">Pressés, Nicole et Pierre nous quittent à Croaz Marchossiou,</text:p>
      <text:p text:style-name="P21">Crevaison de Philippe à Lan Ru Morvan, Merci à Michel qui va réparer et se salir les mains car le vélo de Philippe n'est pas très propre ! Michel ne manquera pas de le lui signaler ! Réparation qui dure et oblige Nadine et Jean-François, également pressés, de rentrer,</text:p>
      <text:p text:style-name="P21"><text:s text:c="25"/></text:p>
      <text:p text:style-name="P18">FEVRIER 2023:</text:p>
      <text:p text:style-name="P16"/>
      <text:p text:style-name="P7"><text:span text:style-name="T6">06/02 : </text:span><text:span text:style-name="T13">Robert empêché, Roland prendra le groupe en mains et fera un circuit improvisé de 50 km passant par Langoat – La Roche – Troguéry – Pouldouran ( oh la côte ! )- Trédarzec – Minihy – Langoat,</text:span></text:p>
      <text:p text:style-name="P13">9 part à savoir : Alain - Francis – Julien qui a eu un VAE – Jean-Marie et Monique <text:s/>- Mylène – Patrice - Philippe et Roland</text:p>
      <text:p text:style-name="P13">Beau temps froid et vent de NE sensible,</text:p>
      <text:p text:style-name="P4">mercredi 8/02 :<text:span text:style-name="T13"> Robert fait sa sortie hebdomadaire, Il sera accompagné par 3 cyclos ( Mylène – Francis – Michel L )</text:span></text:p>
      <text:p text:style-name="P13">Beau temps ensoleillé mais froid ( 10 ° C ), Circuit prévu de 50 km,</text:p>
      <text:p text:style-name="P13">A noter la 2 ème sortie de la semaine pour Mylène <text:s/>et Francis <text:s/>(qui aura fait une marche nordique de 10 km le matin ). Bravo !</text:p>
      <text:p text:style-name="P7"><text:span text:style-name="T5">13/02 :</text:span> Beau temps ensoleillé, 14 °C. SN ( 53 km – 14 part ),</text:p>
      <text:p text:style-name="P7">Frannçois, toujours convalescent, est venu nous saluer, à vélo, aux Ursulines. Il nous accompagnera jusqu'au rond-point de St Marc,</text:p>
      <text:p text:style-name="P7">Roland a eu des couvre-chaussures jaune fluo, On le voit de loin !<text:span text:style-name="T13">D'autres qui se refroidissent reprennent la route et rentrent seuls ( Roland et Yves )</text:span></text:p>
      <text:p text:style-name="P21">Deuxième arrêt de Philippe : le vélo n'a pas été assez gonflé, Heureusement, la pompe de Patrice est là !</text:p>
      <text:p text:style-name="P21">Philippe remportera le sprint de Boutil devant Patrice</text:p>
      <text:p text:style-name="P20"><text:s text:c="45"/></text:p>
      <text:p text:style-name="P13"><text:s text:c="57"/></text:p>
      <text:p text:style-name="P7">Comme il fait beau, Robert fera un détour pour montrer la chapelle de Kerivoalan à quelques cyclos qui ne la connaissaient pas, 3 km supplémentaires au compteur,</text:p>
      <text:p text:style-name="P7">Circuit avec quelques bonnes grimpettes, retour à Lannion à 17h30 par la grande descente de Loguivy.</text:p>
      <text:p text:style-name="P7"><text:span text:style-name="T5">20/02 :</text:span> <text:s/>Temps gris, 8 °C. Le soleil se montrera en fin de parcours, 5 part seulement car c'est les vacances ( Alain, Francis, Mylène, Robert, Roland ). 46 km. </text:p>
      <text:p text:style-name="P7">Une automobiliste en stationnement sur une petite route démarre brusquement lorsque nous arrivons à sa hauteur, obligeant le groupe à faire un écart pour ne pas se retrouver à terre ! Grosse protestation du groupe évidemment</text:p>
      <text:p text:style-name="P7">Roland remporte le sprint de Boutil devant Robert</text:p>
      <text:p text:style-name="P7"><text:span text:style-name="T5">Jeudi 24/02 :</text:span> <text:s text:c="3"/><text:span text:style-name="T2">Cela fait un an, jour pour jour, que</text:span> <text:span text:style-name="T1"><text:s/>l.a Russie de Vladimir Poutine a envahi l’Ukraine, jetant des millions de réfugiés sur les routes, faisant des centaines de milliers de morts de part et d'autres. Cette guerre insensée risque de durer</text:span></text:p>
      <text:p text:style-name="P7"/>
      <text:p text:style-name="P7"><text:span text:style-name="T5">28/02 :</text:span> Temps ensoleillé accompagné d'un vent glacial et fort, très gênant quand il est de face Sortie maintenue par Robert, 53 km et 10 part.Température de 7 °C avec un ressenti de 4 °C !</text:p>
      <text:p text:style-name="P7">Monique et Jean-Marie nous quittent à Ct Quelven et partent sur Caouënnec, Les autres passeront par Quemperven et Lanmérin,</text:p>
      <text:p text:style-name="P7"><text:soft-page-break/></text:p>
      <text:p text:style-name="P7"/>
      <text:p text:style-name="P7">Encore un fourgon qui nous double à moins de 1,50 m à grande vitesse sur la route de Tonquédec,</text:p>
      <text:p text:style-name="P7">Francis dit toujours des bêtises. Robert a promis de ne plus les noter sur le petit journal car celui-ci ferait 20 pages au lieu de 10 !</text:p>
      <text:p text:style-name="P7">Sprint de Boutil avec 3 vainqueurs ; Jean-François, Philippe et Roland <text:s text:c="3"/></text:p>
      <text:p text:style-name="P7"><text:span text:style-name="T2">Robert raconte l'histoire d' un cycliste du Finistère qui a fait un malaise cardiaque sur la route. Il a eu la chance d'être sauvé par 4 automobilistes de passage qui lui ont prodigué les premiers soins. Il a décidé de les recevoir chez lui pour les remercier</text:span> <text:s text:c="2"/>( cf l'article du Télégramme ) <text:s text:c="18"/></text:p>
      <text:p text:style-name="P7"><text:s text:c="39"/></text:p>
      <text:p text:style-name="P7"><text:s text:c="76"/></text:p>
      <text:p text:style-name="P5"/>
      <text:p text:style-name="P8"><text:span text:style-name="T6">MARS 2023</text:span> :<text:tab/></text:p>
      <text:p text:style-name="P7"/>
      <text:p text:style-name="P7"><text:span text:style-name="T7">6/03</text:span> : Journée d’hiver grise et froide ( 7 ° C )..</text:p>
      <text:p text:style-name="P7">9 part. 52 km. </text:p>
      <text:p text:style-name="P7">Deux incidents avec des voitures :</text:p>
      <text:p text:style-name="P7">1/ Robert s'est vu privé de priorité par 2 taxis en arrivant aux Ursulines, près du cimetière. A cet endroit, c'est devenu la règle !</text:p>
      <text:p text:style-name="P7">2/ Alors que le groupe a bien montré qu'il prenait la direction de Caouënnec, peu après le nouveau pont, le conducteur d'un fourgon s'est mis à klaxonner avec insistance pour nous faire comprendre qu'on le gênait et qu'il passerait avant nous, contents ou pas ! C'est ce qu'il a fait au risque de renverser plusieurs cyclos, Encore un imbécile et je suis poli !</text:p>
      <text:p text:style-name="P7">Sprint de Boutil remporté par Roland passé selon le circuit par Buhulien, devant Jean-François, Philippe et Nadine ( Bravo Nadine ) passés par le nouveau pont.</text:p>
      <text:p text:style-name="P7"/>
      <text:p text:style-name="P7"><text:span text:style-name="T7">13/03</text:span> : <text:s/>Vigilance jaune à cause des vents très forts annoncés, Robert n'envoie pas de mails d'annulation. Résultat : personne aux Ursulines sauf Mylène qui décide d'aller rouler toute seule en passant par Caouënnec et Quemperven. Bravo à elle, pour ses 32 km dans le vent violent par moments</text:p>
      <text:p text:style-name="P7"/>
      <text:p text:style-name="P7"><text:span text:style-name="T5">20/03 : </text:span>SN ( 8 part. 54 km ). Temps globalement nuageux avec averses possibles. Grève et entrée bloquée à Valorys à cause de la réforme non acceptée des travailleurs sur la réforme des retraites.</text:p>
      <text:p text:style-name="P7">Robert veut inaugurer une nouvelle route entre Coatascorn et Prat et tourne à gauche trop tôt. Demi-tour obligatoire pour retrouver le bon chemin.</text:p>
      <text:p text:style-name="P7">Jean-François remporte le sprint de Boutil devant Patrice, d'une roue précisera ce dernier.</text:p>
      <text:p text:style-name="P13"/>
      <text:p text:style-name="P7"><text:s/><text:span text:style-name="T5">27/03</text:span> : <text:s/>SN ( 52 km. 16 part ).Beau temps nuageux. </text:p>
      <text:p text:style-name="P7">Une grande nouvelle : Jean a eu sa roue arrière électrique ! Tout le monde l'admire ( la roue, pas Jean bien sûr ) et veut savoir combien ça coûte et comment ça marche....Maintenant Jean peut voler et grimper aux arbres sans efforts ! Hélas en cours de route, heureusement en plein bourg de St Eloi il crève. Heureusement une dame charitable ( c'est la fille Le Guesclou de l'ancien café-restaurant de Louargat ) lui prête des outils adéquats pour réparer ! Il a fallu une demi-heure pour remettre le vélo en état de marche. Merci à tous les gentils réparateurs qui se sont rués pour réparer la bête !</text:p>
      <text:p text:style-name="P7">Certains se sont permis de demander à cette dame si elle n'offrait pas de crêpes et du cidre. Et tout le monde de rire « Ils sont mal élevés mes cyclos! » dira Robert</text:p>
      <text:p text:style-name="P7">Nouvel arrêt un peu plus tard pour régler le moteur du VAE.</text:p>
      <text:p text:style-name="P7">A noter qu'il y avait 8 VAE sur 16 vélos ! </text:p>
      <text:p text:style-name="P7">Jean-Marie nous quitte après quelques km car il a un RDV médical.</text:p>
      <text:p text:style-name="P7">Sprint de Boutil remporté par Jean-François devant Patrice, Roland et Nadine ( Bravo à elle ). Les VAE sont systématiquement déclassés précise Robert</text:p>
      <text:p text:style-name="P7"/>
      <text:p text:style-name="P9"><text:s text:c="83"/></text:p>
      <text:p text:style-name="P3">AVRIL 2023 :</text:p>
      <text:p text:style-name="P16"/>
      <text:p text:style-name="P7"><text:span text:style-name="T5">03/04 : </text:span>SN ( 49 km. 18 part ). Temps ensoleillé mais frais ( 10 ° C ) avec un vent d'est sensible</text:p>
      <text:p text:style-name="P7">Arrêt à la chapelle de Lannéven,</text:p>
      <text:p text:style-name="P7">Le bourg de Prat étant en travaux, il faudra mettre pied à terre, Alain qui n'a pas roulé depuis plus d'un mois, Jean-Marie et Monique, Nicole et Pierre, Yves décident de rentrer, </text:p>
      <text:p text:style-name="P7">On perd Gepetto, Julien, Jean-François et Nadine, Philippe, à la sortie de Prat, Heureusement, Nadine prendra le groupe en mains et nous retrouvera à Quemperven ( sauf Julien qui a décidé de rentrer seul ) après être passée par Berhet</text:p>
      <text:p text:style-name="P7">Chute sans gravité de Jean dans le fossé pratiquement à l'arrêt, dans le quartier de naissance de Mylène,</text:p>
      <text:p text:style-name="P7">Arrêt à la mini chapelle privée (? )de Bertu ( déjà vue l'an dernier ) sur la commune de Mantallot avec ses 2 fontaines miraculeuses (? ) et qui peut accueillir 1 curé et 10 paroissiens, dira Robert</text:p>
      <text:p text:style-name="P7">Sprint de Boutil remporté par Patrice devant Jean-François et Roland,</text:p>
      <text:p text:style-name="P3">10/04 : Lundi de Pâques, Sortie reportée au jeudi 13</text:p>
      <text:p text:style-name="P7"><text:span text:style-name="T5">Jeudi 13/04 : </text:span><text:span text:style-name="T13">Météo en vigilance jaune, Comme il fait beau le matin, Robert décide d'aller rouler. Mais à 12 h,le temps se gâte : grosse averse et coup de vent, Robert envoie un 2 ème mail pour annuler, Mylène sortira seule et </text:span></text:p>
      <text:p text:style-name="P7"><text:soft-page-break/><text:span text:style-name="T13"/></text:p>
      <text:p text:style-name="P7"><text:span text:style-name="T13">fera ses 50 km, En chemin, elle rencontrera Michel L et roulera un moment en sa compagnie, On aurait pu rouler finalement, mais avec un vent soutenu</text:span></text:p>
      <text:p text:style-name="P4">17/04 :<text:span text:style-name="T13"> Robert absent, c'est Roland qui mènera le groupe, sans problème, Nicole et Pierre quitteront le groupe à Tonquédec</text:span></text:p>
      <text:p text:style-name="P4">24/04 :<text:span text:style-name="T13"> Sortie à la journée sous la responsabilité de Francis et de Roland,</text:span></text:p>
      <text:p text:style-name="P13">Départ des Ursulines à 8 h, Arrivée au restaurant la Licorne en Pleumeur-Gautier à 8h20,</text:p>
      <text:p text:style-name="P13">Départ à vélo à 8h50</text:p>
      <text:p text:style-name="P4"><text:span text:style-name="T10">Circuit du matin : </text:span><text:span text:style-name="T13">43 km, 13 part, dont Jean-Claude venu d'Erquy, et qui <text:s/>a eu un casque neuf avec feu rouge et clignotants,,, qui ne marchent pas !</text:span></text:p>
      <text:p text:style-name="P13">Itinéraire : Pleudaniel – Lézardrieux – Lancerf,( oh la côte qui obligera Michel A et Robert de mettre pied à terre ) Plourivo-Penhoat – Quemper Guézennec ( encore une longue côte ) - Pontrieux – La Roche Jagu ( encore une longue côte ) - Pleudaniel – Kerstrouille </text:p>
      <text:p text:style-name="P13">Arrivée au restaurant à 11h35, Alain nous attend sur le parking,</text:p>
      <text:p text:style-name="P13">Crémant d'Alsace et jus de fruit offerts par les GO sous un petit crachin, Merci les GO ! Photos</text:p>
      <text:p text:style-name="P4"><text:span text:style-name="T10">Circuit de l'après-midi :</text:span><text:span text:style-name="T13"> 30 km, 13 part ( sans Gepetto qui sera remplacé par Alain,)</text:span></text:p>
      <text:p text:style-name="P13">Départ du restaurant à 14 h20 Menu à 14 €, boissons et café compris, Assiettes avec diverses entrées – Poulet/ lapin / frites – desserts variés au choix</text:p>
      <text:p text:style-name="P13">Itinéraire : Ste Marguerite – Pleumeur – Gautier – Kerbors – Pleubian – L'armor Pleubian ( encore plusieurs côtes ) - Pleumeur- Gautier – Ste Marguerite</text:p>
      <text:p text:style-name="P13">Arrivée au restaurant à 16h30</text:p>
      <text:p text:style-name="P13">Pot de la soif offert par Michel A, ( Jean-Claude et Michel L, pressés, n'y participeront pas )</text:p>
      <text:p text:style-name="P13">Merci Michel ! Merci encore aux GO pour leur organisation réussie et pour cette sortie conviviale</text:p>
      <text:p text:style-name="P13"/>
      <text:p text:style-name="P7"><text:s text:c="113"/></text:p>
      <text:p text:style-name="P3">MAI 2023</text:p>
      <text:p text:style-name="P3"/>
      <text:p text:style-name="P7"><text:span text:style-name="T5">01/05</text:span><text:span text:style-name="T1"> : </text:span><text:s/>Sortie reportée au jeudi 4/05</text:p>
      <text:p text:style-name="P7"><text:span text:style-name="T5">Jeudi 04/05:</text:span> Robert malade et alité depuis la veille, Il doit déclarer forfait,</text:p>
      <text:p text:style-name="P7"><text:s/>Mais il n'y aura que 2 participants à la sortie  Mylène et Patrice car le vent souffle assez fort et la pluie menace,</text:p>
      <text:p text:style-name="P7">Ils feront 48 km en passant par Tonquédec, Pluzunet Cavan Caouënnec, Bravo !</text:p>
      <text:p text:style-name="P7">Robert a rencontré l'ami François à la pharmacie, Il est à la mi-temps de son traitement, Bon courage François !</text:p>
      <text:p text:style-name="P7"><text:span text:style-name="T5">Jeudi 11/05 :</text:span> Robert, pas en forme, préfère renoncer à la sortie, Il laisse le soin aux participants d'improviser un parcours car celui prévu est assez compliqué,</text:p>
      <text:p text:style-name="P7">Finalement, il y aura 6 participants ( Mylène, Jean, Julien, Michel, Patrice,Philippe,)</text:p>
      <text:p text:style-name="P7">Circuit de 56 km improvisé par Mylène ( Tonquédec – Bégard – Prat – Boutil ), Beau temps idéal, A noter que Juju a fait comme Jean Moy : il s'est offert une roue arrière électrique ! Maintenant, il trouve qu'il n'y a plus que des descentes !</text:p>
      <text:p text:style-name="P7">A noter qu'il y avait « 3 vélos musculaires » et 3 VAE pour la sortie</text:p>
      <text:p text:style-name="P4">15/05 :<text:span text:style-name="T13"> SN ( 10 part 48 km ), Robert, pas totalement guéri, décide de changer le circuit prévu trop difficile et de faire un circuit plus facile par Rospez, Trézény, Kermaria, Trévou, Trélévern, Camlez, Langoat, Quemperven, Lanmérin,. Temps ensoleillé mais avec vent sensible,</text:span></text:p>
      <text:p text:style-name="P13"/>
      <text:p text:style-name="P13">Jean crève une nouvelle fois de la roue arrière, à Kerfant, peu avant Rospez, sur la route du retour, Merci aux gentils mécaniciens, Michel et Patrice en particulier <text:s/>qui n'hésiteront pas à se salir les mains pour réparer ! Pas facile la réparation, en plus !</text:p>
      <text:p text:style-name="P13">Sprint de Boutil remporté par Roland devant Philippe et Patrice</text:p>
      <text:p text:style-name="P7"/>
      <text:p text:style-name="P7"><text:span text:style-name="T7">22/05</text:span> : <text:s/>Sortie à la journée sous la responsabilité de Robert à partir de Trégonneau.</text:p>
      <text:p text:style-name="P7">RDV aux Ursulines à 7h45 pour un départ à 8h. Temps ensoleillé mais un peu frais le matin <text:s text:c="2"/>( 7 ° C ) qui laisse présager une belle journée, idéale pour rouler</text:p>
      <text:p text:style-name="P7"><text:span text:style-name="T4">Circuit du matin : </text:span>11 participants dont Michel, le beauf venu de Quintin et Jean-Claude venu d'Erquy. 43 km seulement car Robert a écourté le circuit pour avoir le temps de déguster le crément et les petits fours offerts par Nadine et Jean-François, Merci à eux</text:p>
      <text:p text:style-name="P7">Départ du « petit mammouth  » de Trégonneau à 8h50 pour Ty Coat ( un café autrefois avait pour enseigne : Contre la soif et le cafard, le cidre bouché de Job Boizard ), Arrêt pour voir le château du Restmeur, Arrêt à Pommerit le Vicomte pour revoir l'if millénaire du cimetière, Puis Lanvollon, Pludual, Pléhédel, Lanleff, Arrêt pour visiter le célèbre temple, Un guide local va nous retarder, Puis Le Faouët – St Gilles les Bois, Arrivée à Trégonneau à 11h50, largement le temps pour prendre l’apéro </text:p>
      <text:p text:style-name="P7">A l’arrivée, on retrouvera Alain, François venus nous rejoindre en voiture pour déjeuner ainsi que Philippe qui est venu à vélo de Lannion ( 35 km ).</text:p>
      <text:p text:style-name="P7">Repas un peu moins bien que d'habitude <text:s/>pour 14,50 €.</text:p>
      <text:p text:style-name="P7">Au <text:s/>menu : assiette de charcuterie/pâtes – Frites/Poulet – fromages– Desserts variés – Boissons à volonté - Café </text:p>
      <text:p text:style-name="P7"><text:span text:style-name="T4">Circuit de l’après-midi :</text:span> 11 participants ( avec Alain et Philippe en plus ). Monique et Jean-Marie rentreront après le repas 29 km seulement</text:p>
      <text:p text:style-name="P7">Départ du restaurant, à 14h30.</text:p>
      <text:p text:style-name="P7">Circuit par <text:s/>les routes bucoliques de la campagne. Arrêt devant le château de Kernabat et la chapelle St Antoine de Plouisy. puis devant le monument aux 6 fusillés de Kergoas en St Laurent, Robert rappelle les faits qu'ils a en </text:p>
      <text:p text:style-name="P7"><text:soft-page-break/></text:p>
      <text:p text:style-name="P7">partie connus, Ont été fusillés Bivic Jean – Cazoulat Yves – Dubernard Roger – les frères Hamon André et Hamon Roger – Raoult André</text:p>
      <text:p text:style-name="P7">Arrivée à Trégonneau à 16h30,</text:p>
      <text:p text:style-name="P7">Robert offre le verre de la soif, Merci Robert ! Merci à tous les participants <text:s/>pour cette belle journée de vélo et d'amitié </text:p>
      <text:p text:style-name="P7">Retour à Lannion à 17h45. Philippe rentrera à vélo sur Lannion.</text:p>
      <text:p text:style-name="P7">Encore une belle journée d’amitié.</text:p>
      <text:p text:style-name="P7">Merci au Gentil Organisateur aussi !</text:p>
      <text:p text:style-name="P7"><text:s text:c="92"/></text:p>
      <text:p text:style-name="P3"/>
      <text:p text:style-name="P7"><text:span text:style-name="T5">JUIN 2023 :</text:span> </text:p>
      <text:p text:style-name="P7"><text:span text:style-name="T5">Jeudi 01/06 :</text:span>.Lundi de Pentecôte le lundi 29/ 05. Journée ensoleillée mais un vent sensible de Nord/NE pénible sur une bonne partie du circuit.</text:p>
      <text:p text:style-name="P7">SN ( 10 part. 50 km ). Juju a eu une roue arrière électrique, Tous les cyclos admirent la bête, Hélas, en quittant le parking, Juju casse sa chaîne et doit rentrer pour réparer, Il viendra à notre rencontre mais ne nous retrouvera pas,</text:p>
      <text:p text:style-name="P7">Jean, pressé, nous quitte à Kerhuel et fera une petite sortie en solo</text:p>
      <text:p text:style-name="P7">Sprint de Boutil remporté par Jean-François devant Roland et Nadine</text:p>
      <text:p text:style-name="P7"><text:span text:style-name="T5">05/06 : </text:span><text:s/>SN ( 11 part. 54 km ). Beau temps estival. Petit vent Germaine, la présidente du Kreizker est venue nous saluer, ce qui permet à Philippe de nous rencontrer juste à temps</text:p>
      <text:p text:style-name="P7">Michel Adam <text:s/>casse son câble de dérailleur à Kervurlu et préfère rentrer à Lannion</text:p>
      <text:p text:style-name="P7">Francis retourne son vélo pour remettre la chaîne, «  Il vaut mieux que tu le remettes sur ses roues si tu veux avancer » lui dira Roland, Et nous de rire !</text:p>
      <text:p text:style-name="P7">Arrêt d'un quart d'heure à la chapelle des 7 saints qui est ouverte, Magnifique édifice construit dans les années 1704/1711</text:p>
      <text:p text:style-name="P7">Alain, pressé, préfère nous quitter à Plouaret et rentrer à Lannion <text:s/>par Keraudy, Francis, pressé également ( un com-pressé, dira Roland ) décide de l'accompagner</text:p>
      <text:p text:style-name="P7">On réussira à perdre Philippe avant Keraudy, Il réussira à rejoindre Landrellec sans problème</text:p>
      <text:p text:style-name="P7">Excuses de Robert</text:p>
      <text:p text:style-name="P7"><text:span text:style-name="T5">12/06 : </text:span>SN (11 part. 54 km ). Temps estival, Présence de Jean-Yves Nicolas qui est de retour au pays, Sortie par la voie verte Penvenan-Tréguier, arrêt au port de Tréguier pour admirer la mer et le port,</text:p>
      <text:p text:style-name="P7">Sprint de Boutil remporté par Michel L devant Philippe et ,,,Robert</text:p>
      <text:p text:style-name="P4">19/06 :<text:span text:style-name="T13"> SN ( 15 part,49 km ), Temps lourd, Petite averse en cours de route, Arrêts au bourg de Trédrez et au port de Locquémeau, Longue côte à la sortie du port pour rejoindre le bourg de Locquémeau, côte qui sera avalée facilement par les heureux propriétaires de VAE, Circuit physique qui a fait souffrir plus d'un, Alain et Yves P préfèrent nous quitter à Ploumilliau</text:span></text:p>
      <text:p text:style-name="P7"><text:span text:style-name="T5">26/06:</text:span> Sortie à la journée sous la responsabilité d'Alain et de Michel A – qui a sous traité avec Robert, dira-t-il - à partir de Châtelaudren.</text:p>
      <text:p text:style-name="P7">Départ des Ursulines à 7h45 h. Départ du parking du restaurant Le Moulin Bleu à 8h45.</text:p>
      <text:p text:style-name="P7">Temps estival ensoleillé, sans vent, pas trop chaud. Temps idéal pour rouler .</text:p>
      <text:p text:style-name="P7"><text:span text:style-name="T4">Circuit du matin :</text:span> 15 part dont Jean-Claude venu d’Erquy et le régional de l’étape Michel, le beauf, venu de Quintin.</text:p>
      <text:p text:style-name="P7">Circuit- sous la direction de Robert - par Plouagat- Bringolo ( arrêt pour visiter le château de la grand'ville et la chapelle St Mélard ) - arrêt à la chapelle St Antoine sur la commune <text:s/>de Tressigneaux – Tréguidel – Pléguien – Plourhan ( arrêt devant le monument aux morts et à la stèle à la mémoire des aviateurs américains du Lady Godiva abattus au-dessus de la commune le 29 mai1943 ) Lantic – Trégomeur – Chapelle St Blaise ( arrêt ) - Châtelaudren</text:p>
      <text:p text:style-name="P7">Oh la côte entre Lantic et Trégomeur qui a surpris tout le monde avec ses 17 % et qui nous a obligés à mettre pied à terre y compris les VAE ! On s'en souviendra de celle-là !</text:p>
      <text:p text:style-name="P7">Jean-Marie propose à Robert de prendre un raccourci après Trégomeur mais le résultat n'est pas probant, Il nous mènera quand même sur la route initialement prévue</text:p>
      <text:p text:style-name="P7">Arrivée au parking du restaurant à 12 h, 47 km </text:p>
      <text:p text:style-name="P7">Alain, Roger et Philippe ( venu à vélo de Lannion ) nous y attendent ( 45 km pour lui et 2h15 de route ). Nous serons 16 à table.</text:p>
      <text:p text:style-name="P7">Pétillant offert par le Kreizker, Merci à Nadine la trésorière et aux dirigeants du Kreizker évidemment !</text:p>
      <text:p text:style-name="P7">Menu copieux pour 14,50 €. </text:p>
      <text:p text:style-name="P7">Assiette d’entrées diverses au choix – 3 plats au choix – Fromages – desserts divers et variés.</text:p>
      <text:p text:style-name="P7">Sortie de table à 14 h 15. Nous sommes repus. Dur, dur de reprendre la route !</text:p>
      <text:p text:style-name="P7">Le moulin Bleu c'est le top ! Encore mieux que le Petit Mammouth de Trégonneau !</text:p>
      <text:p text:style-name="P7"><text:span text:style-name="T4">Circuit de l'après-midi :</text:span><text:span text:style-name="T11"> Départ à 14h30 sauf pour Nadine et Jean-François qui ont décidé de rentrer, Les vélos installés sur le porte-vélos, grosse émotion : Jean-François a perdu ses clés !</text:span></text:p>
      <text:p text:style-name="P14">Il les retrouvera dans un vêtement chez lui à Lannion,</text:p>
      <text:p text:style-name="P7">Circuit sous la direction d'Alain par Plouagat- Boquého – Plouvara – Plerneuf – Châtelaudren</text:p>
      <text:p text:style-name="P7">Circuit physique de 33 km avec passage du col de Marhalla 284 m, presqu'aussi haut que le Méné Bré ( 302 m ), Dur, dur !</text:p>
      <text:p text:style-name="P7">Belle journée amicale, Merci aux GO qui nous offrent le verre de la soif, fort apprécié, après un périple de 80 km et un dénivelé total de 800 m ! Faut le faire, à nos âges avancés</text:p>
      <text:p text:style-name="P7"><text:soft-page-break/></text:p>
      <text:p text:style-name="P7"/>
      <text:p text:style-name="P7">Philippe nous quitte à Plouvara et rentre sur Lannion en pédalant de nouveau et arrivera à destination à 19h00, après un court repos au Merzer, fatigué par ses 130 km. Bravo à lui !</text:p>
      <text:p text:style-name="P16"/>
      <text:p text:style-name="P7"/>
      <text:p text:style-name="P7"><text:s text:c="63"/></text:p>
      <text:p text:style-name="P7"/>
      <text:p text:style-name="P3">JUILLET 2023: </text:p>
      <text:p text:style-name="P7"><text:span text:style-name="T5">03/07 :</text:span> SN ( 55 km 12 part ).</text:p>
      <text:p text:style-name="P7">Temps ensoleillé et un vent sensible qui nous pousse à l'aller, qui nous freine au retour.</text:p>
      <text:p text:style-name="P7">Robert a involontairement allongé le parcours, 55 km au lieu des 53 km prévus,</text:p>
      <text:p text:style-name="P7">Patrice n'arrête pas de dérailler, je parle du vélo pas du bonhomme !</text:p>
      <text:p text:style-name="P7">Sprint de Boutil remporté par Philippe devant Roland, les VAE étant automatiquement exclus du sprint</text:p>
      <text:p text:style-name="P7"><text:span text:style-name="T5">10/07 :</text:span> SN ( 53 km. 12 part )</text:p>
      <text:p text:style-name="P7">Temps ensoleillé mais avec un vent fort qui nous aide à l'aller et qui nous freine au retour. </text:p>
      <text:p text:style-name="P7">On bavarde avec la sous-préfet de Lannion, le maire de Langoat devant les toilettes et 2 adjointes</text:p>
      <text:p text:style-name="P7">Arrêt et photos devant l'aqueduc sur le Guindy qui fournissait de l'eau à la ville de Tréguier, jadis,</text:p>
      <text:p text:style-name="P7">Alain rejoint Penvénan directement à partir Traou Gern et nous continuons jusque Buguelès,</text:p>
      <text:p text:style-name="P7">On le retrouvera sur la place de Penvénan 10 minutes après,</text:p>
      <text:p text:style-name="P7">Sprint de Boutil remporté par Philippe devant Patrice et Michel A</text:p>
      <text:p text:style-name="P7"><text:span text:style-name="T6"><text:s/>17/07:</text:span><text:span text:style-name="T3"> SN ( 55,500 km 13 part )</text:span></text:p>
      <text:p text:style-name="P10"><text:s/>Beau temps ensoleillé avec un vent modéré qui a soufflé très fort dans la semine,</text:p>
      <text:p text:style-name="P10"><text:s/>Alain qui trouve le circuit prévu trop difficile ira faire un petit tour seul Gepetto qui doit rentrer pour 15 h nous quittera aussi très vite, Présence de Luc, un ami invité par Michel A qui fera le circuit en notre compagnie,</text:p>
      <text:p text:style-name="P10">On trouve Jean-Yves N à Pont Couennec, Il fera le circuit avec nous aussi, </text:p>
      <text:p text:style-name="P10">Monique T qui doit récupérer ses petits enfants dans l'après-midi, nous quittera à la chapelle de Kernivinen,</text:p>
      <text:p text:style-name="P10">Circuit physique avec 630 m de dénivelé et 2 bonnes côtes, celle de St Quay Perros et celle de St Uzec, </text:p>
      <text:p text:style-name="P10">Photos au port de Landrellec,</text:p>
      <text:p text:style-name="P10">Juju crève à son arrivée à Lannion,, de la roue arrière évidemment ! Jean-Marie t le ramènera chez lui en voiture, Merci Jean-Marie !</text:p>
      <text:p text:style-name="P10">Retour pour 17h30,</text:p>
      <text:p text:style-name="P7"><text:span text:style-name="T5">25/07 </text:span>: Sortie à la journée sous la responsabilité de <text:s/>Jean-Marie et de Monique à partir <text:s/>du restaurant <text:s/>la Potinière de Plouigneau</text:p>
      <text:p text:style-name="P7">Départ des Ursulines à 7h45 et du restaurant à 8h45. Temps menaçant, Pluie annoncée mais une fois de plus la météo s'est trompée, Temps gris avec des éclaircies</text:p>
      <text:p text:style-name="P7"><text:span text:style-name="T4">Circuit du matin : </text:span>41 km. 11 part. Restaurant Hippodrome de Morlaix – Aéroport -Rivière de Morlaix – Le Dourduff – Terenez – routes de campagne savamment concoctées par Jean-Marie,</text:p>
      <text:p text:style-name="P7">Quelques côtes sévères comme celle du Dourduff qui oblige à mettre tout à gauche voire à mettre pied à terre, n'est-ce pas Michel A ?</text:p>
      <text:p text:style-name="P7">Photos prises par des cyclos randonneurs de Gap au lieu dit Kerarmel avec la mer et Carantec en arrière plan</text:p>
      <text:p text:style-name="P7">Retour sur le parking à 11h30. <text:s/>André, François, Gepetto nous y attendent, Ils ont tenu à partager le repas en notre compagnie ! C'est sympa !</text:p>
      <text:p text:style-name="P7">Apéro habituel offert par les GO sur le parking . Merci les GO !</text:p>
      <text:p text:style-name="P7">Repas fort correct au restaurant pour 14,50 €s. Buffet à volonté – Rôti de porc ou paupiettes veau/ frites / pâtes– desserts au choix</text:p>
      <text:p text:style-name="P6"/>
      <text:p text:style-name="P7"><text:span text:style-name="T4">Circuit de l’après-midi : </text:span>Départ à 13h45. 29 km. 11 part..</text:p>
      <text:p text:style-name="P7">Restaurant La Chapelle du Mur – St Eutrope– Plougonven ( long arrêt comme l'an dernier pour admirer le superbe enclos paroissial du XV ème S en travaux ) - voie verte no 7 Roscoff/Concarneau sur plus de 10 km, Très bucolique cette ancienne voie ferrée ! Elle nous permettra de nous reposer des dures montées TAG, encore au programme</text:p>
      <text:p text:style-name="P7">Nous sommes tous perdus dans ces petits chemins de campagne. Heureusement nous avons un <text:s/>guide suprême qui nous fait aller à droite et à gauche mais toujours dans le droit chemin, grâce aussi à son GPS de vélo.</text:p>
      <text:p text:style-name="P7">Nous arriverons à bon port à 16h. Pot de la soif offert généreusement par Juju qui arrose et son anniversaire et sa roue électrique sur le parking</text:p>
      <text:p text:style-name="P7">Robert demandera à Jean-Marie s’il peut lire son admiration pour lui dans ses yeux. Chapeau ! </text:p>
      <text:p text:style-name="P7">Bravo aux GO pour la prestation et pour l’ensemble de l’organisation. Travail sérieux comme d'habitude !</text:p>
      <text:p text:style-name="P7">Circuits physiques avec un dénivelé de près de 800 m !</text:p>
      <text:p text:style-name="P7">Merci Monique et Jean-Marie pour cette belle journée réussie .</text:p>
      <text:p text:style-name="P7">Retour à Lannion pour 17h. </text:p>
      <text:p text:style-name="P4">31/07 : <text:span text:style-name="T13"><text:s/>Pluie continue et vents forts prévus par la météo, Sortie reportée exceptionnellement au vendredi, seule fenêtre convenable d'une la semaine <text:s/>pourrie</text:span></text:p>
      <text:p text:style-name="P7"/>
      <text:p text:style-name="P11"><text:tab/></text:p>
      <text:p text:style-name="P11"><text:span text:style-name="T5">AOÛT</text:span> <text:s/><text:span text:style-name="T5"><text:s/>2023:</text:span></text:p>
      <text:p text:style-name="P7"><text:span text:style-name="T5">Vendredi 04/08 :</text:span> <text:s text:c="2"/>SN ( 53 km. 9 part.ce qui est bien pour un vendredi. Quand vacances rime avec absences ! ). Temps gris, quelques gouttes, petit vent</text:p>
      <text:p text:style-name="P7"><text:soft-page-break/></text:p>
      <text:p text:style-name="P7"/>
      <text:p text:style-name="P7">Juju fait de l'humour en voyant une pelle de tracteur qui pourrait nous ramasser : les feuilles mortes se ramassent à la pelle</text:p>
      <text:p text:style-name="P7">Jean ajoute en passant à St Mathieu : je savais,Robert que tu allais pousser une pointe ( parce que la pointe St Mathieu )</text:p>
      <text:p text:style-name="P7">Et Nadine d'ajouter : on a tourné en rond à St Carré , On en ri comme disait Henri autrefois !</text:p>
      <text:p text:style-name="P7"><text:s text:c="2"/><text:span text:style-name="T5">07/08 :</text:span> SN ( 38 km. 14 part ), Temps correct sans vent, sans pluie et sans soleil,</text:p>
      <text:p text:style-name="P7">C'est la journée à incidents</text:p>
      <text:p text:style-name="P7">1/ Juju crève encore de la roue arrière à Rospez, Un problème de fond de jante dit-il, Il nous demande de ne pas l'attendre, Après réparation, il rentrera seul</text:p>
      <text:p text:style-name="P7">2/ Dans un virage à angle droit, le groupe se retrouve nez à nez avec un tracteur qui prend toute la route, Patrice et Robert en tête freinent fort, Mylène crie car elle manque d'accrocher Robert, Derrière, c'est chaud aussi pour quelques-uns</text:p>
      <text:p text:style-name="P7">3/ Pierre M accroche le trottoir à la sortie de Trélévern avec sa pédale, vers 15h30 et tombe lourdement, Robert à l'avant n'a rien vu, n'a rien entendu, C'est Gepetto qui viendra le prévenir à Trévou</text:p>
      <text:p text:style-name="P7">Pierre est pris en charge par Monique car il saigne des 2 mains, du coude, du genou, Le nez et la lèvre sont écorchés, Il a mal à la poitrine mais en apparence, il n'a rien de cassé, Son épouse Nicole est choquée,</text:p>
      <text:p text:style-name="P7">Robert préfère prévenir les pompiers qui arriveront sur place au bout de 15 minutes, Pierre et Nicole seront conduits aux urgences de l'hôpital, Pierre rentrera chez lui à 23 h car les urgences sont encombrées et qu'il y a un manque de personnel criant dans tous les hôpitaux de France, On lui fera 7 points de suture à la main, il aura 3 jours d'arrêt de travail et 15 jours de soins infirmiers avec traitement anti douleurs,</text:p>
      <text:p text:style-name="P7">Les vélos seront pris en charge par Daniel, un ami de Roland,, qui habite tout près du lieu de l'accident, Une chance !Roland ramènera les vélos chez Jean-Marie et Monique à Lannion, le mardi matin et Jean-Marie les ramènera aux propriétaires dans l'après-midi,</text:p>
      <text:p text:style-name="P7">Comme il est 16h15, le groupe n'étant plus très motivé, Robert rentrera au plus court sur Lannion, par des petites routes,</text:p>
      <text:p text:style-name="P7">Pierre a eu de la chance dans sa chute, Nous faisons un métier dangereux dira Juju, Il a raison, Soyons vigilants y compris dans les petits chemins où le danger est grand, aime à dire Robert</text:p>
      <text:p text:style-name="P7"><text:span text:style-name="T5">14/08 :</text:span> Sortie reportée au jeudi 17/08 car la météo annonce un crachin pour toute l'après-midi, crachin qui ne tombera qu'en soirée, On aurait pu sortir,</text:p>
      <text:p text:style-name="P12"><text:span text:style-name="T5">17/08 :</text:span> SN ( 55 km 6 part. ) <text:s/>Gepetto et Michel L ont décidé d'accompagner le convalescent François sur un petit circuit assez facile , Bravo à eux, dira Robert, C'est un gentil geste !Temps lourd, <text:s/></text:p>
      <text:p text:style-name="P12">On a encore failli rentrer dans une moissonneuse batteuse qui prenait toute la route,,,</text:p>
      <text:p text:style-name="P12">Jean-François gagne le sprint de Boutil devant Roland et Nadine <text:s text:c="17"/></text:p>
      <text:p text:style-name="P12"><text:span text:style-name="T5">21/08 :</text:span> SN ( 53 km 11 part ). Beau temps chaud ( 25 °C ) mais rien à voir avec la canicule de tout le sud de la France qui dépasse parfois les 40 ° C !!,</text:p>
      <text:p text:style-name="P12">Michel L arrive aux Ursulines avec une plaie saignante à la jambe,,,,Il s'est blessé avec sa pédale, Robert lui donne le nécessaire pour se soigner</text:p>
      <text:p text:style-name="P12">Robert raconte l'histoire abracadabrantesque qui est arrivée à sa sœur : elle a percuté un calvaire devant chez elle et a fait tomber Jésus une nouvelle fois. Sa voiture est morte et la croix de plus de 100 kg en fer forgé a été volée dans la nuit ! Faut le ( fer ) faire !</text:p>
      <text:p text:style-name="P12">Gepetto nous accompagne jusqu'à Langoat et fait demi-tour,</text:p>
      <text:p text:style-name="P12">Juju crève pour la quatrième fois de la roue arrière, Il y a forcément un problème au niveau du fond de jante, Il faudra 20 minutes pour réparer, Merci à ceux qui l'ont aidé à réparer !</text:p>
      <text:p text:style-name="P12">Monique, Jean-Marie et Roland nous quittent à Guernalégan</text:p>
      <text:p text:style-name="P12">Nadine, partie de très loin, remporte le sprint de Boutil devant Jean-François et Robert, Bravo Nadine !</text:p>
      <text:p text:style-name="P18">28/08 :<text:span text:style-name="T12"> Sortie à la journée sous la responsabilité de Jean-Claude, sous un ciel nuageux, menaçant <text:s/>le matin et de larges éclaircies l'après-midi,.</text:span></text:p>
      <text:p text:style-name="P20">Départ des Ursulines à 7h30. Il a fallu se lever très tôt !!</text:p>
      <text:p text:style-name="P20">Arrivée au port d’ Erquy à 8h40. Le GO nous y attend ainsi que Michel L venu de St Cast Le Guildo</text:p>
      <text:p text:style-name="P18"><text:span text:style-name="T9">Circuit du matin :</text:span><text:span text:style-name="T12"> 42 km. 10 part. Départ à 8h 55 pour une promenade dans les petites routes tranquilles de la campagne réginéenne. </text:span></text:p>
      <text:p text:style-name="P20">Circuit par Plurien - Plévenon - La Motte, le Cap Fréhel ( photos habituelles ) - plage des Sables d'or, voie verte, les Hôpitaux <text:s/>le Cap d'Erquy.( photos ) interdit aux voitures</text:p>
      <text:p text:style-name="P20">Arrivée à 12 h au port. <text:s/>Roger ( qui travaillait chez sa fille à Morieux ) nous y attend pour le vin d’honneur offert généreusement par le GO. Merci Jean-Claude !</text:p>
      <text:p text:style-name="P20">Stupeur pour Juju : Roger lui signale que la portière passager de sa voiture est restée grande ouverte toute la matinée, Heureusement les papiers et la carte bancaire restés dans la voiture sont toujours là ! Juju pousse un ouf de soulagement !</text:p>
      <text:p text:style-name="P20">Repas au restaurant La Stalla, comme d’habitude, sur le port, pour 15,50 €</text:p>
      <text:p text:style-name="P20">Buffet à volonté- Steak/frites ou blanc de dinde – fromage – dessert. Quart de vin et café.</text:p>
      <text:p text:style-name="P20"/>
      <text:p text:style-name="P18"><text:span text:style-name="T9">Circuit de l’après-midi :</text:span><text:span text:style-name="T12"> 30 km. 10 part. </text:span></text:p>
      <text:p text:style-name="P20">Départ à 14h30 vers <text:s/>La Bouillie -Bois de Coron, Château de Bien Assis ( photos ) Plage de Caroual ( Jean-Claude fait une halte pour nous montrer qu'à Erquy il y a un micro-climat puisque des ceps ont été plantés sur 5 ha, Il y aura bientôt du vin à Erquy ! )</text:p>
      <text:p text:style-name="P20">Madame Collet s'arrête en passant et Francis en profite pour lui dire qu'elle a un bon mari et qu'il faut le garder !</text:p>
      <text:p text:style-name="P20"><text:soft-page-break/></text:p>
      <text:p text:style-name="P20"/>
      <text:p text:style-name="P20">A noter que Jean-Claude a raccourci légèrement le parcours car Francis - qui n'a pas roulé depuis un mois - se plaint de crampes, « Il n'y a que sa langue qui n'a pas de crampes ²» dira Roland</text:p>
      <text:p text:style-name="P20">Retour sur le port pour 16 h 50</text:p>
      <text:p text:style-name="P20">Mylène et Yves offrent le verre de la soif, toujours apprécié, sur le port, Merci à eux pour leur gentillesse</text:p>
      <text:p text:style-name="P20">Francis fait rire la galerie et les touristes présents avec son humour</text:p>
      <text:p text:style-name="P20">Merci et félicitations à Jean-Claude pour l’ensemble de la prestation. Beau travail. Belle sortie. Bonne journée fort bien réussie. Félicitations du jury et applaudissements de la foule.</text:p>
      <text:p text:style-name="P20">Retour18 h 45</text:p>
      <text:p text:style-name="P20"/>
      <text:p text:style-name="P18"/>
      <text:p text:style-name="P18">SEPTEMBRE 2023:</text:p>
      <text:p text:style-name="P18"/>
      <text:p text:style-name="P7"><text:span text:style-name="T7"><text:s/></text:span><text:span text:style-name="T5">04/09</text:span> : SN (54km <text:s/>15 part. ), Temps chaud ! 30 °C, La canicule revient pour toute la semaine en ce début septembre. C'est exceptionnel en cette période de l'année,</text:p>
      <text:p text:style-name="P7">Pierre M est de retour, C'est sa première sortie depuis son accident, Il a promis d'être vigilant, Il a eu un nouveau casque et des gants de cycliste, Il nous montre ses blessures en bonne voie de guérison, Roland a eu aussi un nouveau casque</text:p>
      <text:p text:style-name="P7">Robert a décidé d'étrenner un nouveau circuit qui passe devant le château de <text:s/>Keralio en Plouguiel, La route est empierrée sur 450 m mais les cyclos passent sans encombre et sans crevaisons</text:p>
      <text:p text:style-name="P7">Monique, Alain, Nicole et Pierre nous quittent à l'entrée de Camlez et rentrent par Langoat,</text:p>
      <text:p text:style-name="P7">Jean-François remporte le sprint devant Patrice et Robert, Nadine dit qu'elle n'a pas voulu le coiffer sur la ligne, par respect, Merci Nadine</text:p>
      <text:p text:style-name="P7"><text:span text:style-name="T6">11/09 :</text:span><text:span text:style-name="T3"> <text:s/>SN ( 58 km <text:s/>au lieu des 55 km prévus). 19 part. dont 2 nouveaux, Rita et Pascal, venus voir comment les choses se passent au sein du groupe, Bienvenue à eux. </text:span></text:p>
      <text:p text:style-name="P10"><text:s/>Journée <text:s/>orageuse ! Petite pluie à partir de Berhet jusque Cavan</text:p>
      <text:p text:style-name="P10">Roland nous raconte qu'il a trouvé un cadavre <text:s/>qui flottait sur la mer alors qu'il était à bord de son bateau</text:p>
      <text:p text:style-name="P10">Gepetto et Yves P ( qui a été opéré des varices ) nous quittent à Rospez, Nicole et Pierre nous quittent à Mantallot,</text:p>
      <text:p text:style-name="P10">Travaux à Confort, Cela nous oblige à faire un détour de 3 km par Mantallot,</text:p>
      <text:p text:style-name="P10">Jean-François, Pascal et Roland arrivent ensemble à Boutil</text:p>
      <text:p text:style-name="P7"><text:span text:style-name="T6">18/09 :</text:span><text:span text:style-name="T2"> </text:span><text:span text:style-name="T3">SN ( 55 km ). 8 part. Temps menaçant avec vent d'ouest sensible ce qui a dû décourager plus d'un. Sortie ensoleillée finalement sauf dans les 5 derniers km</text:span></text:p>
      <text:p text:style-name="P10">Sprint de Boutil remporté par Jean-François devant Philippe et Nadine, Pluie à partir de Buhulien, Nous rentrerons un peu humides</text:p>
      <text:p text:style-name="P7"><text:span text:style-name="T5">25/09:</text:span> <text:s/>Sortie à la journée sous la responsabilité de Robert à partir de Châtelaudren annulée car <text:s/>6 inscrits seulement pour la sortie</text:p>
      <text:p text:style-name="P7">Une sortie normale sur Port Blanc^est programmée en remplacement, sortie qui n'avait pu être réalisée entièrement à cause de la chute de Pierre le 7 août, Belle journée estivale en ces premiers jours d'automne</text:p>
      <text:p text:style-name="P7">Visite de la chapelle de Port Blanc que certains ne connaissaient pas</text:p>
      <text:p text:style-name="P7">Alain, Gepetto et Yves nous quittent à Trévou Tréguignec, Monique et Jean-Marie à Camlez, Roland qui a des ennuis de dérailleur devra être « rapatrié » sur Lannion par sa fille de Penvenan, Il chute sans gravité en voulant s'arrêter</text:p>
      <text:p text:style-name="P7">Jean-François remporte le sprint de Boutil devant Philippe et Nadine</text:p>
      <text:p text:style-name="P7"/>
      <text:p text:style-name="P7"><text:s text:c="110"/></text:p>
      <text:p text:style-name="P4"/>
      <text:p text:style-name="P4">OCTOBRE 2023:</text:p>
      <text:p text:style-name="P7"><text:span text:style-name="T6">2/10 : </text:span><text:span text:style-name="T13">Robert absent, C'est Roland qui a accepté de conduire le groupe pendant 3 sorties, Merci à lui</text:span></text:p>
      <text:p text:style-name="P13">SN ( 52 km 15 part ) Très beau temps, Une nouvelle cyclote embauchée par Rita : elle s'appelle Nathalie, Bienvenue à elle. Elle écourtera son parcours car elle ne sait pas trop faire fonctionner son vélo électrique,</text:p>
      <text:p text:style-name="P13">Pascal, le nouveau venu, que Robert ne pensait plus revoir est de retour, Geppetto venu de Trébeurden rentrera plus tôt en compagnie de Michel</text:p>
      <text:p text:style-name="P15">7/10 :Le Hamas attaque Israël et fait de nombreuses victimes, La réaction de'Israël va être très dure, C'est la guerre impitoyable</text:p>
      <text:p text:style-name="P7"><text:span text:style-name="T5">09/10 :</text:span> Robert absent. <text:s/>Roland aux commandes</text:p>
      <text:p text:style-name="P7">SN ( 52 km 13 part ) Beau temps ensoleillé, Départ rapide, Patrice a des ennuis de chaîne et doit rentrer,Crevaison de Roland à son arrivée chez lui, </text:p>
      <text:p text:style-name="P7"><text:span text:style-name="T5">16/10 :</text:span> Robert absent. Groupe toujours mené par Roland .</text:p>
      <text:p text:style-name="P7">SN ( 52 km13 part.) <text:s/>Temps frais et petit vent, Yves quitte le groupe à Pluzunet.</text:p>
      <text:p text:style-name="P7">Le groupe cyclo est bien représenté à l'AG du mercredi 11/10</text:p>
      <text:p text:style-name="P7">Lors de la réunion du bureau, <text:s/>le <text:s/>18/ 10, Gérard Mellin accepte de prendre la présidence du Kreizker, Bravo ! Félicitations ! Bravo et félicitations aussi à la Présidente sortante bénévole, Germiane Jaouën, pour son abnégation et son sérieux pendant ces 6 ans à la tête du Kreizker</text:p>
      <text:p text:style-name="P7">Myriam accepte le poste de secrétaire et Nadine continue ses fonctions de trésorière, <text:s/>Bravo aussi ! Félicitations !A noter qu'il n'y a pas de vice-président (e) , ni de trésorièr(e )adjoint(e )</text:p>
      <text:p text:style-name="P7"/>
      <text:p text:style-name="P7"><text:soft-page-break/></text:p>
      <text:p text:style-name="P7">Pour la Lou Anne, le dimanche 15/10, Monique et Jean-Marie, Mylène, Nadine et Jean-François ont parcouru 60 km</text:p>
      <text:p text:style-name="P7"><text:span text:style-name="T5">23/10 : </text:span><text:span text:style-name="T13">SN ( 55 km 12 part ), Départ retardé de 15 minutes car Pascal qui a oublié ses chaussures est obligé d'aller les chercher à Tréléve'n,</text:span></text:p>
      <text:p text:style-name="P13">Monique et Jean-Marie, Nicole et Pierre nous quittent à Kervec, Ils auront de la pluie à partir de Buhulien et rentreront un peu mouillés</text:p>
      <text:p text:style-name="P13">Temps correct mais la météo annonce de la pluie pour la fin de l'après-midi, Robert a maintenu la sortie, La pluie fera son apparition à Cavan pour les 15 derniers km, Les 8 cyclos rentreront bien mouillés, mais heureux</text:p>
      <text:p text:style-name="P7"><text:span text:style-name="T5">30/10 :</text:span> SN ( 48 km. 11 part ) Temps ensoleillé mais menaçant. Quelques gouttes au niveau de Ploumilliau cependant,</text:p>
      <text:p text:style-name="P7">Circuit dans la campagne profonde du côté de Ploumilliau et de Lanvellec, Robert se trompe de chemin et shunte Plouzélambre, Chemins mouillés et gras, Les vélos sont crottés</text:p>
      <text:p text:style-name="P7">Monique, Nicole et Pierre nous quittent à Ploumilliau, Avec le changement d'heure, la nuit tombe plus vite, Robert va devoir partir plus tôt et raccourcir les circuits sans tarder</text:p>
      <text:p text:style-name="P7"/>
      <text:p text:style-name="P7"><text:s text:c="38"/></text:p>
      <text:p text:style-name="P3">NOVEMBRE 2023 :</text:p>
      <text:p text:style-name="P15">Dans la nuit de mercredi 1/11 au jeudi 2/11, une méga tempête, effrayante, baptisée Ciaran, s'est levée, Météo France l'avait annoncée depuis plusieurs jours, La Bretagne est en vigilance ROUGE ! Tous aux abris ! </text:p>
      <text:p text:style-name="P15">Le vent a soufflé à 158 km/h à Lannion, Record battu !De nombreux arbres à terre, des toits envolés, des foyers sans électricité pendant plusieurs jours, des transports à l'arrêt, des écoles fermées, Il faudra plusieurs semaines pour rétablir les choses,</text:p>
      <text:p text:style-name="P15">Trois jours plus tard, une nouvelle tempête baptisée Domingos souffle sur les côtes atlantiques, Encore des vents très forts et des dégâts importants</text:p>
      <text:p text:style-name="P15">Le Pas-de-Calais est lui sous les eaux, Des centaines de maisons sont touchées, La pluie n'arrête pas de tomber, On plaint ces pauvres habitants qui ont tout perdu</text:p>
      <text:p text:style-name="P7"><text:span text:style-name="T5">6/11 :</text:span> Météo en vigilance jaune : de bonnes pluies attendues, Robert décide d'annuler la sortie, Il se rend en voiture aux Ursulines, Seuls Mylène et Michel A s'y trouvent, Mylène fera une petite sortie en solo sur Pluzunet et rentrera trempée évidemment, 32 km pour elle quand même ! Bravo !</text:p>
      <text:p text:style-name="P7">Encore de nombreuses branches et des feuilles sur les routes, Il y a un certain danger à rouler sur ces routes détrempées, Les sorties non indispensables sont déconseillées, Il est plus sage de renoncer à faire du vélo ! Pas de vélo dans la semaine exceptionnellement car le temps est exécrable</text:p>
      <text:p text:style-name="P7"><text:span text:style-name="T5">13/11 :</text:span> Le vent souffle fort, Pas de pluie annoncée, Robert décide de maintenir la sortie malgré tout,</text:p>
      <text:p text:style-name="P7">Alain est venu nous saluer aux Ursulines</text:p>
      <text:p text:style-name="P7">Jean-François, inattentif, heurte un plot de la piste cyclable qui mène à Buhulien,,, et chute sans gravité heureusement</text:p>
      <text:p text:style-name="P7">Mylène nous apprend que 2 anciens cyclos, Jeanne et Jean-Yves Le Loarer ont perdu l'une de leurs filles à l'âge de 50 ans, Nous compatissons, Condoléances à nos amis</text:p>
      <text:p text:style-name="P7">Travaux dans le bourg de Prat et route barrée, Nous sommes obligés de changer de direction pour atteindre la chapelle de Lannéven, Toujours de nombreux branchages et des arbres abattus par la tempête au bord des routes et sur les talus</text:p>
      <text:p text:style-name="P7">Robert n'a pas envie de monter la côte du Losser et raccourcit le circuit, 43 km seulement, 10 part,</text:p>
      <text:p text:style-name="P7">Contents d'être sortis cependant</text:p>
      <text:p text:style-name="P7"><text:span text:style-name="T5">Jeudi 16/11 :</text:span> Comme tous les ans depuis une dizaine d’années, ( sauf pendant les 2 années Covid évidemment ) Michel L fête le beaujolais nouveau chez lui. Un orchestre est présent. Tous les cyclos et toutes les cyclotes <text:s/>(c’est un mot nouveau ) sont invités à partir de 19 h.</text:p>
      <text:p text:style-name="P7">Au menu de cette année : pâté de campagne de Ploumilliau et pain de campagne, tranches de lard et <text:s/>rillettes, petits fours, gâteau au chocolat </text:p>
      <text:p text:style-name="P7">Beaujolais nouveau à volonté ( en fait du côte de Brouilly ) et champagne pour clôturer la soirée très conviviale agrémentée d’un feu de bois et de danses endiablées, jusque 21h30.</text:p>
      <text:p text:style-name="P7">Un grand merci à Michel pour cette soirée très conviviale et très réussie ! Félicitations !</text:p>
      <text:p text:style-name="P17">Monique a été opérée du genou ce jeudi à Brest, L'opération s'est bien passée, Prompt rétablissement, Monique !</text:p>
      <text:p text:style-name="P7"><text:span text:style-name="T5">20/11 :</text:span> Vents assez forts et pluie. Sortie reportée au mercredi, au jeudi, ou au vendredi.</text:p>
      <text:p text:style-name="P4">Mercredi 22/11 :<text:span text:style-name="T13"> Enfin une fenêtre météo, Temps ensoleillé, ciel bleu, petit vent frais, pas de pluie, Robert a prévu cette sortie exceptionnellement ce mercredi, plus beau jour annoncé de la semaine, 8 part, 47 km</text:span></text:p>
      <text:p text:style-name="P13">Gepetto et Michel L nous quittent au nouveau pont et vont sur Pluzunet</text:p>
      <text:p text:style-name="P13">Mylène nous quitte à Cavan après avoir guidé le groupe sur quelques km car la route prévue est vraiment boueuse au niveau d'une ferme</text:p>
      <text:p text:style-name="P13">Jean-François remporte le sprint de Boutil devant Nadine et Rita, Bravo à Alain qui a fait tout le circuit</text:p>
      <text:p text:style-name="P7"><text:span text:style-name="T5">27/11 : </text:span><text:span text:style-name="T13">Pluie le matin,averses et vent assez fort prévus l'après-midi, Sortie annulée, à cau e du vent annoncé avec des rafales à 60 km/h</text:span></text:p>
      <text:p text:style-name="P16"/>
      <text:p text:style-name="P16">FIN</text:p>
      <text:p text:style-name="P16"/>
      <text:p text:style-name="P16"/>
      <text:p text:style-name="P16"><text:soft-page-break/><text:s text:c="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text-properties fo:color="#ff0000" fo:font-weight="bold" style:font-weight-asian="bold" style:font-weight-complex="bold"/>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6pt" style:font-size-asian="16pt"/>
    </style:style>
    <style:style style:name="Corps_20_de_20_texte_20_2" style:display-name="Corps de texte 2" style:family="paragraph" style:parent-style-name="Standard">
      <style:text-properties style:text-underline-style="solid" style:text-underline-width="auto" style:text-underline-color="font-color" fo:font-weight="bold" style:font-weight-asian="bold"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1.90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BILAN DES SORTIES CYCLO 2002</dc:title>
    <meta:initial-creator>ordinateur</meta:initial-creator>
    <meta:creation-date>2022-12-04T15:15:00</meta:creation-date>
    <dc:date>2023-11-27T18:29:23.01</dc:date>
    <meta:print-date>2023-11-27T14:17:58.89</meta:print-date>
    <meta:editing-cycles>124</meta:editing-cycles>
    <meta:editing-duration>PT21H11M42S</meta:editing-duration>
    <meta:generator>OpenOffice/4.1.13$Win32 OpenOffice.org_project/4113m1$Build-9810</meta:generator>
    <meta:document-statistic meta:table-count="0" meta:image-count="0" meta:object-count="0" meta:page-count="10" meta:paragraph-count="348" meta:word-count="7743" meta:character-count="43983"/>
  </office:meta>
</office:document-meta>
</file>